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8c338" officeooo:paragraph-rsid="0018c338"/>
    </style:style>
    <style:style style:name="P2" style:family="paragraph" style:parent-style-name="Standard">
      <style:text-properties officeooo:rsid="00193a89" officeooo:paragraph-rsid="00193a89"/>
    </style:style>
    <style:style style:name="P3" style:family="paragraph" style:parent-style-name="Standard">
      <style:text-properties officeooo:rsid="00193a89" officeooo:paragraph-rsid="001af555"/>
    </style:style>
    <style:style style:name="P4" style:family="paragraph" style:parent-style-name="Standard">
      <style:text-properties officeooo:rsid="00193a89" officeooo:paragraph-rsid="0020642b"/>
    </style:style>
    <style:style style:name="P5" style:family="paragraph" style:parent-style-name="Table_20_Contents">
      <style:text-properties officeooo:rsid="00193a89" officeooo:paragraph-rsid="00193a89"/>
    </style:style>
    <style:style style:name="T1" style:family="text">
      <style:text-properties officeooo:rsid="00193a89"/>
    </style:style>
    <style:style style:name="T2" style:family="text">
      <style:text-properties officeooo:rsid="001af555"/>
    </style:style>
    <style:style style:name="T3" style:family="text">
      <style:text-properties fo:font-weight="bold" officeooo:rsid="001af555" style:font-weight-asian="bold" style:font-weight-complex="bold"/>
    </style:style>
    <style:style style:name="T4" style:family="text">
      <style:text-properties fo:font-weight="normal" officeooo:rsid="001af555" style:font-weight-asian="normal" style:font-weight-complex="normal"/>
    </style:style>
    <style:style style:name="T5" style:family="text">
      <style:text-properties fo:font-weight="normal" officeooo:rsid="001cd011" style:font-weight-asian="normal" style:font-weight-complex="normal"/>
    </style:style>
    <style:style style:name="T6" style:family="text">
      <style:text-properties fo:font-weight="normal" officeooo:rsid="002064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 : fixed size when declared =&gt; Use dynamically allocate memory <text:span text:style-name="T1">(stdlib.h)</text:span></text:p>
      <text:p text:style-name="P1"/>
      <text:p text:style-name="P2">malloc(nbytes)</text:p>
      <text:p text:style-name="P2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H1" office:value-type="string">
            <text:p text:style-name="P5">e</text:p>
          </table:table-cell>
        </table:table-row>
      </table:table>
      <text:p text:style-name="P2"/>
      <text:p text:style-name="P2">Always check whether memory was successfully allocated</text:p>
      <text:p text:style-name="P2">ex : you want 4 memory blocks , but there are just 3 blocks, it will not successful</text:p>
      <text:p text:style-name="P2"/>
      <text:p text:style-name="P3"><text:span text:style-name="T2">Type casting : </text:span></text:p>
      <text:p text:style-name="P4"><text:span text:style-name="T2">int </text:span><text:span text:style-name="T3">p = (int )malloc(n</text:span><text:span text:style-name="T4">*sizeof(int)); </text:span><text:span text:style-name="T5">// because malloc return void * ;</text:span></text:p>
      <text:p text:style-name="P4"><text:span text:style-name="T6">(p points to a dynamic array)</text:span></text:p>
      <text:p text:style-name="P4"><text:span text:style-name="T6"><text:line-break/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22:24.940178098</meta:creation-date>
    <meta:generator>LibreOffice/5.1.6.2$Linux_X86_64 LibreOffice_project/10m0$Build-2</meta:generator>
    <dc:date>2018-02-09T14:28:05.259544259</dc:date>
    <meta:editing-duration>PT5M38S</meta:editing-duration>
    <meta:editing-cycles>6</meta:editing-cycles>
    <meta:document-statistic meta:table-count="1" meta:image-count="0" meta:object-count="0" meta:page-count="1" meta:paragraph-count="13" meta:word-count="64" meta:character-count="350" meta:non-whitespace-character-count="295"/>
  </office:meta>
</office:document-meta>
</file>